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33ea" officeooo:paragraph-rsid="001133ea"/>
    </style:style>
    <style:style style:name="P2" style:family="paragraph" style:parent-style-name="Standard">
      <style:text-properties officeooo:rsid="00119663" officeooo:paragraph-rsid="00119663"/>
    </style:style>
    <style:style style:name="P3" style:family="paragraph" style:parent-style-name="Standard">
      <style:text-properties officeooo:rsid="00141b63" officeooo:paragraph-rsid="00141b63"/>
    </style:style>
    <style:style style:name="P4" style:family="paragraph" style:parent-style-name="Standard">
      <style:text-properties officeooo:paragraph-rsid="00161970"/>
    </style:style>
    <style:style style:name="P5" style:family="paragraph" style:parent-style-name="Standard">
      <style:text-properties officeooo:rsid="00161970" officeooo:paragraph-rsid="00161970"/>
    </style:style>
    <style:style style:name="P6" style:family="paragraph" style:parent-style-name="Standard">
      <style:text-properties officeooo:rsid="0017a556" officeooo:paragraph-rsid="0017a556"/>
    </style:style>
    <style:style style:name="P7" style:family="paragraph" style:parent-style-name="Standard">
      <style:text-properties officeooo:rsid="0017a556" officeooo:paragraph-rsid="0019917b"/>
    </style:style>
    <style:style style:name="P8" style:family="paragraph" style:parent-style-name="Standard">
      <style:text-properties officeooo:rsid="0019917b" officeooo:paragraph-rsid="0019917b"/>
    </style:style>
    <style:style style:name="P9" style:family="paragraph" style:parent-style-name="Standard">
      <style:text-properties officeooo:rsid="0019917b" officeooo:paragraph-rsid="0019be31"/>
    </style:style>
    <style:style style:name="P10" style:family="paragraph" style:parent-style-name="Standard">
      <style:text-properties officeooo:rsid="0019be31" officeooo:paragraph-rsid="0019be31"/>
    </style:style>
    <style:style style:name="P11" style:family="paragraph" style:parent-style-name="Standard">
      <style:text-properties officeooo:rsid="0019be31" officeooo:paragraph-rsid="001a32d0"/>
    </style:style>
    <style:style style:name="P12" style:family="paragraph" style:parent-style-name="Standard">
      <style:text-properties officeooo:rsid="001a32d0" officeooo:paragraph-rsid="001a32d0"/>
    </style:style>
    <style:style style:name="P13" style:family="paragraph" style:parent-style-name="Standard">
      <style:text-properties officeooo:rsid="001bc7b7" officeooo:paragraph-rsid="001bc7b7"/>
    </style:style>
    <style:style style:name="P14" style:family="paragraph" style:parent-style-name="Standard">
      <style:text-properties officeooo:rsid="001bc7b7" officeooo:paragraph-rsid="001e3f01"/>
    </style:style>
    <style:style style:name="P15" style:family="paragraph" style:parent-style-name="Standard">
      <style:text-properties officeooo:rsid="001f3d73" officeooo:paragraph-rsid="001f3d73"/>
    </style:style>
    <style:style style:name="P16" style:family="paragraph" style:parent-style-name="Standard">
      <style:text-properties officeooo:rsid="001f3d73" officeooo:paragraph-rsid="00221c30"/>
    </style:style>
    <style:style style:name="P17" style:family="paragraph" style:parent-style-name="Standard">
      <style:text-properties officeooo:rsid="001f3d73" officeooo:paragraph-rsid="0022fd80"/>
    </style:style>
    <style:style style:name="P18" style:family="paragraph" style:parent-style-name="Standard">
      <style:text-properties officeooo:rsid="0022fd80" officeooo:paragraph-rsid="0022fd80"/>
    </style:style>
    <style:style style:name="P19" style:family="paragraph" style:parent-style-name="Standard">
      <style:text-properties officeooo:rsid="0022fd80" officeooo:paragraph-rsid="00279a61"/>
    </style:style>
    <style:style style:name="P20" style:family="paragraph" style:parent-style-name="Standard">
      <style:text-properties officeooo:rsid="0022fd80" officeooo:paragraph-rsid="00288b21"/>
    </style:style>
    <style:style style:name="P21" style:family="paragraph" style:parent-style-name="Standard">
      <style:text-properties officeooo:rsid="00288b21" officeooo:paragraph-rsid="00288b21"/>
    </style:style>
    <style:style style:name="P22" style:family="paragraph" style:parent-style-name="Standard">
      <style:text-properties officeooo:rsid="00288b21" officeooo:paragraph-rsid="002bffdd"/>
    </style:style>
    <style:style style:name="P23" style:family="paragraph" style:parent-style-name="Standard">
      <style:text-properties officeooo:rsid="002bffdd" officeooo:paragraph-rsid="002bffdd"/>
    </style:style>
    <style:style style:name="T1" style:family="text">
      <style:text-properties officeooo:rsid="00134b9c"/>
    </style:style>
    <style:style style:name="T2" style:family="text">
      <style:text-properties officeooo:rsid="00141b63"/>
    </style:style>
    <style:style style:name="T3" style:family="text">
      <style:text-properties officeooo:rsid="0019917b"/>
    </style:style>
    <style:style style:name="T4" style:family="text">
      <style:text-properties officeooo:rsid="0019be31"/>
    </style:style>
    <style:style style:name="T5" style:family="text">
      <style:text-properties officeooo:rsid="001a32d0"/>
    </style:style>
    <style:style style:name="T6" style:family="text">
      <style:text-properties officeooo:rsid="001c5863"/>
    </style:style>
    <style:style style:name="T7" style:family="text">
      <style:text-properties officeooo:rsid="0020b530"/>
    </style:style>
    <style:style style:name="T8" style:family="text">
      <style:text-properties officeooo:rsid="00221c30"/>
    </style:style>
    <style:style style:name="T9" style:family="text">
      <style:text-properties officeooo:rsid="0022fd80"/>
    </style:style>
    <style:style style:name="T10" style:family="text">
      <style:text-properties officeooo:rsid="0024c31e"/>
    </style:style>
    <style:style style:name="T11" style:family="text">
      <style:text-properties officeooo:rsid="002651a2"/>
    </style:style>
    <style:style style:name="T12" style:family="text">
      <style:text-properties officeooo:rsid="00279a61"/>
    </style:style>
    <style:style style:name="T13" style:family="text">
      <style:text-properties officeooo:rsid="00288b21"/>
    </style:style>
    <style:style style:name="T14" style:family="text">
      <style:text-properties officeooo:rsid="002a5dc6"/>
    </style:style>
    <style:style style:name="T15" style:family="text">
      <style:text-properties officeooo:rsid="002bff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0)</text:p>
      <text:p text:style-name="P1"/>
      <text:p text:style-name="P1"><text:tab/>X returns Charles2</text:p>
      <text:p text:style-name="P1"/>
      <text:p text:style-name="P2">STEP 1)</text:p>
      <text:p text:style-name="P2"/>
      <text:p text:style-name="P3">1)</text:p>
      <text:p text:style-name="P2"><text:tab/><text:span text:style-name="T1">parent(X, george1) → Sophia</text:span></text:p>
      <text:p text:style-name="P2"><text:tab/><text:span text:style-name="T1">parent(charles1, X) → charles2, catherine, james</text:span></text:p>
      <text:p text:style-name="P2"/>
      <text:p text:style-name="P3">2)</text:p>
      <text:p text:style-name="P3"/>
      <text:p text:style-name="P4"><text:span text:style-name="T2"><text:tab/>?- grandparent(james1, X).</text:span></text:p>
      <text:p text:style-name="P5"><text:tab/>X = charles2 ;</text:p>
      <text:p text:style-name="P5"><text:tab/>X = catherine ;</text:p>
      <text:p text:style-name="P5"><text:tab/>X = james2 ;</text:p>
      <text:p text:style-name="P5"><text:tab/>X = sophia.</text:p>
      <text:p text:style-name="P5"/>
      <text:p text:style-name="P5"><text:tab/>?- grandparent(X, sophia).</text:p>
      <text:p text:style-name="P5"><text:tab/>X = james1 ;</text:p>
      <text:p text:style-name="P5"/>
      <text:p text:style-name="P6">3)</text:p>
      <text:p text:style-name="P6"/>
      <text:p text:style-name="P7"><text:tab/><text:span text:style-name="T3">?- sibling(X, charles1).</text:span></text:p>
      <text:p text:style-name="P8"><text:tab/>X = charles1 ;</text:p>
      <text:p text:style-name="P8"><text:tab/>X = elizabeth.</text:p>
      <text:p text:style-name="P8"/>
      <text:p text:style-name="P8">4)</text:p>
      <text:p text:style-name="P8"/>
      <text:p text:style-name="P9"><text:tab/><text:span text:style-name="T4">?- ancestor(X, sophia).</text:span></text:p>
      <text:p text:style-name="P10"><text:tab/>X = elizabeth ;</text:p>
      <text:p text:style-name="P10"><text:tab/>X = james1 ;</text:p>
      <text:p text:style-name="P10"/>
      <text:p text:style-name="P11"><text:tab/><text:span text:style-name="T5">?- ancestor(james1, X).</text:span></text:p>
      <text:p text:style-name="P12"><text:tab/>X = charles1 ;</text:p>
      <text:p text:style-name="P12"><text:tab/>X = elizabeth ;</text:p>
      <text:p text:style-name="P12"><text:tab/>X = charles2 ;</text:p>
      <text:p text:style-name="P12"><text:tab/>X = catherine ;</text:p>
      <text:p text:style-name="P12"><text:tab/>X = james2 ;</text:p>
      <text:p text:style-name="P12"><text:tab/>X = sophia ;</text:p>
      <text:p text:style-name="P12"><text:tab/>X = george1 ;</text:p>
      <text:p text:style-name="P5"></text:p>
      <text:p text:style-name="P13">STEP 2)</text:p>
      <text:p text:style-name="P13"/>
      <text:p text:style-name="P14"><text:tab/><text:span text:style-name="T6">sublist(X, Y) :- <text:s/>append(C, B, Y), append(A, X, C).</text:span></text:p>
      <text:p text:style-name="P14"/>
      <text:p text:style-name="P15">Lab 2 )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STEP 2)</text:p>
      <text:p text:style-name="P15"/>
      <text:p text:style-name="P15"><text:span text:style-name="T7"><text:tab/>1)</text:span></text:p>
      <text:p text:style-name="P15"><text:tab/><text:tab/></text:p>
      <text:p text:style-name="P16"><text:tab/><text:tab/><text:span text:style-name="T8">move(F, T):- append(S, _, F), append(T, [o], S), append(T, T, T2), append(F, _, <text:tab/><text:tab/><text:tab/>T2).move(F, T):- append(S, _, F), append(T, [o], S), append(T, T, T2), append(F, _, <text:tab/><text:tab/>T2).</text:span></text:p>
      <text:p text:style-name="P16"/>
      <text:p text:style-name="P16"><text:tab/><text:span text:style-name="T8">2)</text:span></text:p>
      <text:p text:style-name="P16"/>
      <text:p text:style-name="P17"><text:tab/><text:tab/><text:span text:style-name="T9">position([o]).</text:span></text:p>
      <text:p text:style-name="P18"><text:tab/><text:tab/>position([o|X]) :- position(X).</text:p>
      <text:p text:style-name="P18"/>
      <text:p text:style-name="P18"><text:tab/>3)</text:p>
      <text:p text:style-name="P18"/>
      <text:p text:style-name="P18"><text:tab/><text:tab/>?- position(X).</text:p>
      <text:p text:style-name="P18"><text:tab/><text:tab/>X = [o] ;</text:p>
      <text:p text:style-name="P18"><text:tab/><text:tab/>X = [o, o] ;</text:p>
      <text:p text:style-name="P18"><text:tab/><text:tab/>X = [o, o, o] ;</text:p>
      <text:p text:style-name="P18"><text:tab/><text:tab/>X = [o, o, o, o] ;</text:p>
      <text:p text:style-name="P18"><text:tab/><text:tab/>X = [o, o, o, o, o] ;</text:p>
      <text:p text:style-name="P18"><text:tab/><text:tab/>X = [o, o, o, o, o, o] ;</text:p>
      <text:p text:style-name="P18"><text:tab/><text:tab/>X = [o, o, o, o, o, o, o] ;</text:p>
      <text:p text:style-name="P18"><text:tab/><text:tab/>X = [o, o, o, o, o, o, o, o] </text:p>
      <text:p text:style-name="P18"><text:tab/><text:tab/><text:tab/><text:tab/>…</text:p>
      <text:p text:style-name="P18"><text:tab/><text:tab/><text:span text:style-name="T10">All the possible positions, this is like a loop.</text:span></text:p>
      <text:p text:style-name="P18"/>
      <text:p text:style-name="P18"><text:tab/><text:span text:style-name="T11">4)</text:span></text:p>
      <text:p text:style-name="P18"/>
      <text:p text:style-name="P19"><text:tab/><text:tab/><text:span text:style-name="T12">winner(X) :- position(X), win(X).</text:span></text:p>
      <text:p text:style-name="P19"/>
      <text:p text:style-name="P19"><text:tab/><text:span text:style-name="T12">5)</text:span></text:p>
      <text:p text:style-name="P19"/>
      <text:p text:style-name="P20"><text:tab/><text:tab/><text:span text:style-name="T13">?- winner(X).</text:span></text:p>
      <text:p text:style-name="P21"><text:tab/><text:tab/>X = [o, o] ;</text:p>
      <text:p text:style-name="P21"><text:tab/><text:tab/>X = [o, o, o, o] ;</text:p>
      <text:p text:style-name="P21"><text:tab/><text:tab/>X = [o, o, o, o, o] ;</text:p>
      <text:p text:style-name="P21"><text:tab/><text:tab/>X = [o, o, o, o, o, o] ;</text:p>
      <text:p text:style-name="P21"><text:tab/><text:tab/>X = [o, o, o, o, o, o, o, o] ;</text:p>
      <text:p text:style-name="P21"><text:tab/><text:tab/>X = [o, o, o, o, o, o, o, o, o] ;</text:p>
      <text:p text:style-name="P21"><text:tab/><text:tab/>X = [o, o, o, o, o, o, o, o, o|...] <text:tab/></text:p>
      <text:p text:style-name="P21"><text:tab/><text:tab/><text:tab/><text:tab/>...</text:p>
      <text:p text:style-name="P21"><text:tab/><text:tab/>All the winning positions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text:tab/><text:span text:style-name="T14">6)</text:span></text:p>
      <text:p text:style-name="P21"/>
      <text:p text:style-name="P22"><text:tab/><text:tab/><text:span text:style-name="T15">?- winnum(N).</text:span></text:p>
      <text:p text:style-name="P23"><text:tab/><text:tab/>N = 2 ;</text:p>
      <text:p text:style-name="P23"><text:tab/><text:tab/>N = 4 ;</text:p>
      <text:p text:style-name="P23"><text:tab/><text:tab/>N = 5 ;</text:p>
      <text:p text:style-name="P23"><text:tab/><text:tab/>N = 6 ;</text:p>
      <text:p text:style-name="P23"><text:tab/><text:tab/>N = 8 ;</text:p>
      <text:p text:style-name="P23"><text:tab/><text:tab/>N = 9 ;</text:p>
      <text:p text:style-name="P23"><text:tab/><text:tab/>N = 10 .</text:p>
      <text:p text:style-name="P23"/>
      <text:p text:style-name="P23"><text:tab/><text:tab/>The players loses with 2^N – 1 position, so, 1, 3, 7, 15, 31, 63, 127, etc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09:34:21.285470579</meta:creation-date>
    <dc:date>2014-07-29T11:21:41.186695838</dc:date>
    <meta:editing-duration>PT1H46M28S</meta:editing-duration>
    <meta:editing-cycles>22</meta:editing-cycles>
    <meta:generator>LibreOffice/4.1.3.2$Linux_X86_64 LibreOffice_project/410m0$Build-2</meta:generator>
    <meta:document-statistic meta:table-count="0" meta:image-count="0" meta:object-count="0" meta:page-count="3" meta:paragraph-count="76" meta:word-count="342" meta:character-count="1515" meta:non-whitespace-character-count="1084"/>
  </office:meta>
</office:document-meta>
</file>